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ortedPackageImpl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portedPackage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ortedPackageImpl.get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ortedPackageImpl.getExportingBund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portedPackageImpl.isRemovalPe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ortedPackageImpl.getImportingBund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portedPackageImpl.ExportedPackageImpl( Felix felix , FelixBundle exporter , IModule module , Capability ex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portedPackageImpl.getSpecificationVers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